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textmaker="tm" grddl:transformation="http://docs.oasis-open.org/office/1.2/xslt/odf2rdf.xsl">
  <office:scripts/>
  <office:font-face-decls>
    <style:font-face style:name="SimSun" svg:font-family="SimSun"/>
    <style:font-face style:name="Times New Roman" svg:font-family="'Times New Roman'" style:font-family-generic="roman"/>
    <style:font-face style:name="Arial" svg:font-family="Arial" style:font-family-generic="swiss"/>
    <style:font-face style:name="Times New Roman2" svg:font-family="'Times New Roman'" style:font-adornments="Negrita" style:font-family-generic="roman" style:font-pitch="variable"/>
    <style:font-face style:name="Times New Roman1" svg:font-family="'Times New Roman'" style:font-adornments="Predeterminado" style:font-family-generic="roman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ing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2" style:family="paragraph" style:parent-style-name="Normal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3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4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  <style:tab-stop style:position="0.2953in"/>
        </style:tab-stops>
      </style:paragraph-properties>
      <style:text-properties style:use-window-font-color="true" fo:font-size="12pt" style:font-size-asian="12pt" style:font-size-complex="12pt"/>
    </style:style>
    <style:style style:name="P5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  <style:tab-stop style:position="0.3929in"/>
        </style:tab-stops>
      </style:paragraph-properties>
      <style:text-properties style:use-window-font-color="true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D1" style:num-suffix="." style:num-format="1">
        <style:list-level-properties text:min-label-width="0.1965in"/>
      </text:list-level-style-number>
      <text:list-level-style-number text:level="2" text:style-name="D1" style:num-suffix="." style:num-format="1" text:display-levels="2">
        <style:list-level-properties text:min-label-width="0.2953in"/>
      </text:list-level-style-number>
      <text:list-level-style-number text:level="3" text:style-name="D1" style:num-suffix="." style:num-format="1" text:display-levels="3">
        <style:list-level-properties text:min-label-width="0.3929in"/>
      </text:list-level-style-number>
      <text:list-level-style-number text:level="4" text:style-name="D1" style:num-suffix="." style:num-format="1" text:display-levels="4">
        <style:list-level-properties text:min-label-width="0.4917in"/>
      </text:list-level-style-number>
      <text:list-level-style-number text:level="5" text:style-name="D1" style:num-suffix="." style:num-format="1" text:display-levels="5">
        <style:list-level-properties text:min-label-width="0.5902in"/>
      </text:list-level-style-number>
      <text:list-level-style-number text:level="6" text:style-name="D1" style:num-suffix="." style:num-format="1" text:display-levels="6">
        <style:list-level-properties text:min-label-width="0.6882in"/>
      </text:list-level-style-number>
      <text:list-level-style-number text:level="7" text:style-name="D1" style:num-suffix="." style:num-format="1" text:display-levels="7">
        <style:list-level-properties text:min-label-width="0.7866in"/>
      </text:list-level-style-number>
      <text:list-level-style-number text:level="8" text:style-name="D1" style:num-suffix="." style:num-format="1" text:display-levels="8">
        <style:list-level-properties text:min-label-width="0.8846in"/>
      </text:list-level-style-number>
      <text:list-level-style-number text:level="9" text:style-name="D1" style:num-suffix="." style:num-format="1" text:display-levels="9">
        <style:list-level-properties text:min-label-width="0.9835in"/>
      </text:list-level-style-number>
      <text:list-level-style-number text:level="10" style:num-format="">
        <style:list-level-properties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Imagen"/>
      </text:sequence-decls>
      <text:section text:style-name="Sect1" text:name="Section1">
        <text:p text:style-name="P1">An Analysis of Directory-Based Cache Coherence Protocols on Multiprocessors Using the SESC: SuperESCalar Simulator</text:p>
        <text:p text:style-name="P2"/>
        <text:list xml:id="list277311509" text:style-name="L1">
          <text:list-item>
            <text:p text:style-name="P3">Introduction</text:p>
          </text:list-item>
          <text:list-item>
            <text:p text:style-name="P3">Overview of System</text:p>
          </text:list-item>
          <text:list-item>
            <text:p text:style-name="P3">Components of System</text:p>
            <text:list>
              <text:list-item>
                <text:p text:style-name="P3">Directory</text:p>
              </text:list-item>
              <text:list-item>
                <text:p text:style-name="P3">Cache States</text:p>
                <text:list>
                  <text:list-item>
                    <text:p text:style-name="P3">MSI Cache</text:p>
                  </text:list-item>
                  <text:list-item>
                    <text:p text:style-name="P3">MESI Cache</text:p>
                  </text:list-item>
                </text:list>
              </text:list-item>
              <text:list-item>
                <text:p text:style-name="P3">Message Types</text:p>
              </text:list-item>
            </text:list>
          </text:list-item>
          <text:list-item>
            <text:p text:style-name="P3">Cache Coherence Protocol</text:p>
            <text:list>
              <text:list-item>
                <text:p text:style-name="P3">Snoopy-Based Cache Coherence Protocol</text:p>
              </text:list-item>
              <text:list-item>
                <text:p text:style-name="P4">Unoptimized Directory-Based Cache Coherence Protocol</text:p>
                <text:list>
                  <text:list-item>
                    <text:p text:style-name="P5">Unoptimized Protocol Directory FSM</text:p>
                  </text:list-item>
                  <text:list-item>
                    <text:p text:style-name="P5">Unoptimized Protocol Cache FSM</text:p>
                  </text:list-item>
                </text:list>
              </text:list-item>
              <text:list-item>
                <text:p text:style-name="P4">Origin Directory-Based Cache Coherence Protocol</text:p>
                <text:list>
                  <text:list-item>
                    <text:p text:style-name="P5">Origin Protocol Directory FSM</text:p>
                  </text:list-item>
                  <text:list-item>
                    <text:p text:style-name="P5">Origin Protocol Cache FSM</text:p>
                  </text:list-item>
                </text:list>
              </text:list-item>
            </text:list>
          </text:list-item>
          <text:list-item>
            <text:p text:style-name="P3">Results</text:p>
            <text:list>
              <text:list-item>
                <text:p text:style-name="P4">Sesc Simulator</text:p>
              </text:list-item>
              <text:list-item>
                <text:p text:style-name="P3">Verifying Correctness</text:p>
              </text:list-item>
              <text:list-item>
                <text:p text:style-name="P3">Synthetic Benchmark</text:p>
              </text:list-item>
              <text:list-item>
                <text:p text:style-name="P3">SPLASH2 Benchmarks</text:p>
                <text:list>
                  <text:list-item>
                    <text:p text:style-name="P3">Changing Cache Size</text:p>
                  </text:list-item>
                </text:list>
              </text:list-item>
            </text:list>
          </text:list-item>
          <text:list-item>
            <text:p text:style-name="P3">Further Work (What was done, what could not be done)</text:p>
          </text:list-item>
          <text:list-item>
            <text:p text:style-name="P3">Conclusion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maker="tm" grddl:transformation="http://docs.oasis-open.org/office/1.2/xslt/odf2rdf.xsl">
  <office:font-face-decls>
    <style:font-face style:name="SimSun" svg:font-family="SimSun"/>
    <style:font-face style:name="Times New Roman" svg:font-family="'Times New Roman'" style:font-family-generic="roman"/>
    <style:font-face style:name="Arial" svg:font-family="Arial" style:font-family-generic="swiss"/>
    <style:font-face style:name="Times New Roman2" svg:font-family="'Times New Roman'" style:font-adornments="Negrita" style:font-family-generic="roman" style:font-pitch="variable"/>
    <style:font-face style:name="Times New Roman1" svg:font-family="'Times New Roman'" style:font-adornments="Predeterminado" style:font-family-generic="roman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US" style:font-size-asian="10pt" style:language-asian="zxx" style:country-asian="none" style:font-size-complex="10pt" style:language-complex="en" style:country-complex="US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0.4917in" style:writing-mode="page"/>
      <style:text-properties fo:color="#000000" style:font-name="Times New Roman" fo:font-size="10pt" fo:language="en" fo:country="US" style:font-name-asian="SimSun" style:font-size-asian="10pt" style:language-asian="zxx" style:country-asian="none" style:font-name-complex="Times New Roman" style:font-size-complex="10pt" style:language-complex="en" style:country-complex="US" fo:hyphenate="tru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textmaker:pgf-auto-space-before="false" textmaker:pgf-auto-space-after="false"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fo:break-before="auto" fo:break-after="auto" fo:background-color="transparent" fo:padding="0in" fo:border="none" style:writing-mode="lr-tb">
        <style:background-image/>
      </style:paragraph-properties>
      <style:text-properties fo:font-variant="normal" fo:text-transform="none" fo:color="#000000" style:text-line-through-style="none" style:text-position="0% 58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SimSun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 style:text-scale="100%" fo:hyphenate="true" fo:hyphenation-remain-char-count="2" fo:hyphenation-push-char-count="2"/>
    </style:style>
    <style:style style:name="Título_20_1" style:display-name="Título 1" style:family="paragraph" style:parent-style-name="Normal" style:next-style-name="Normal" style:default-outline-level="1">
      <style:paragraph-properties fo:margin-top="0in" fo:margin-bottom="0.0835in" fo:keep-together="always" fo:keep-with-next="always"/>
      <style:text-properties style:font-name="Arial" fo:font-size="18pt" fo:font-weight="bold" style:font-size-asian="18pt" style:font-weight-asian="bold" style:font-name-complex="Arial" style:font-size-complex="18pt"/>
    </style:style>
    <style:style style:name="Título_20_2" style:display-name="Título 2" style:family="paragraph" style:parent-style-name="Título_20_1" style:next-style-name="Normal" style:default-outline-level="2">
      <style:text-properties fo:font-size="16pt" style:font-size-asian="16pt" style:font-size-complex="16pt"/>
    </style:style>
    <style:style style:name="Título_20_3" style:display-name="Título 3" style:family="paragraph" style:parent-style-name="Título_20_2" style:next-style-name="Normal" style:default-outline-level="3">
      <style:text-properties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fo:text-align="justify" style:justify-single-word="false" fo:background-color="transparent">
        <style:background-image/>
      </style:paragraph-properties>
      <style:text-properties style:font-name="Times New Roman1"/>
    </style:style>
    <style:style style:name="Heading" style:family="paragraph" style:parent-style-name="Standard" style:next-style-name="Text_20_body" style:class="text">
      <style:paragraph-properties fo:margin-top="0in" fo:margin-bottom="0in" fo:text-align="center" style:justify-single-word="false" fo:background-color="transparent" fo:keep-with-next="always">
        <style:background-image/>
      </style:paragraph-properties>
      <style:text-properties style:font-name="Times New Roman2" fo:font-size="14pt" fo:font-weight="bold" style:font-name-asian="DejaVu LGC Sans" style:font-size-asian="14pt" style:font-name-complex="DejaVu LGC Sans" style:font-size-complex="14pt"/>
    </style:style>
    <style:style style:name="Normal" style:family="text">
      <style:text-properties style:font-name="Times New Roman" fo:font-size="10pt" style:font-name-asian="SimSun" style:font-size-asian="10pt" style:font-name-complex="Times New Roman" style:font-size-complex="10pt"/>
    </style:style>
    <style:style style:name="D1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45in" style:num-format="1" style:print-orientation="portrait" fo:margin-top="0.7874in" fo:margin-bottom="0.7874in" fo:margin-left="0.7874in" fo:margin-right="0.7874in" style:writing-mode="lr-tb" style:footnote-max-height="0in">
        <style:footnote-sep style:width="0.0138in" style:distance-before-sep="0.05in" style:distance-after-sep="0.05in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meta:creation-date>2011-02-07T16:14:00</meta:creation-date>
    <dc:creator>Eric Chang</dc:creator>
    <dc:date>2011-02-17T20:28:22</dc:date>
    <meta:print-date>2011-02-16T18:34:12.26</meta:print-date>
    <meta:editing-duration>PT6H27M22S</meta:editing-duration>
    <meta:editing-cycles>32</meta:editing-cycles>
    <meta:printed-by>Eric Chang</meta:printed-by>
    <meta:document-statistic meta:table-count="0" meta:image-count="0" meta:object-count="0" meta:page-count="1" meta:paragraph-count="25" meta:word-count="110" meta:character-count="751"/>
    <meta:user-defined meta:name="Info 1"/>
    <meta:user-defined meta:name="Info 2"/>
    <meta:user-defined meta:name="Info 3"/>
    <meta:user-defined meta:name="Info 4"/>
  </office:meta>
</office:document-meta>
</file>